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4A0000024B7780A748.png"/>
  <manifest:file-entry manifest:media-type="image/png" manifest:full-path="Pictures/1000000000000320000002581B42268A.png"/>
  <manifest:file-entry manifest:media-type="image/png" manifest:full-path="Pictures/10000000000002B8000001D853FE1258.png"/>
  <manifest:file-entry manifest:media-type="image/png" manifest:full-path="Pictures/10000000000002B8000001D8E0ABE456.png"/>
  <manifest:file-entry manifest:media-type="image/png" manifest:full-path="Pictures/1000000000000244000001DB149531D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stroke="solid" svg:stroke-width="0.05cm" svg:stroke-color="#800000" draw:marker-start-width="0.38cm" draw:marker-end-width="0.38cm" draw:fill="none" draw:fill-color="#ffffff" draw:auto-grow-height="true" draw:auto-grow-width="false" fo:max-height="0cm" fo:min-height="1.365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4.7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7.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0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0.31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8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7.44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5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354cm"/>
    </style:style>
    <style:style style:name="gr16" style:family="graphic" style:parent-style-name="standard">
      <style:graphic-properties draw:stroke="none" draw:fill="none" fo:min-height="14.25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true" fo:min-height="0.712cm" fo:min-width="0.953cm" fo:padding-top="0.175cm" fo:padding-bottom="0.175cm" fo:padding-left="0.3cm" fo:padding-right="0.3cm"/>
    </style:style>
    <style:style style:name="gr20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false" fo:min-height="0.811cm" fo:min-width="0.9cm" fo:padding-top="0.175cm" fo:padding-bottom="0.175cm" fo:padding-left="0.3cm" fo:padding-right="0.3cm"/>
    </style:style>
    <style:style style:name="gr21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22" style:family="graphic" style:parent-style-name="standard">
      <style:graphic-properties draw:stroke="solid" svg:stroke-width="0.1cm" svg:stroke-color="#000080" draw:marker-start-width="0.45cm" draw:marker-end-width="0.45cm" draw:fill="none" draw:fill-color="#ffffff" draw:auto-grow-height="true" draw:auto-grow-width="false" fo:max-height="0cm" fo:min-height="4.869cm" fo:padding-top="0.175cm" fo:padding-bottom="0.175cm" fo:padding-left="0.3cm" fo:padding-right="0.3cm"/>
    </style:style>
    <style:style style:name="gr23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 style:parent-style-name="standard">
      <style:graphic-properties svg:stroke-width="0.1cm" draw:marker-start-width="0.35cm" draw:marker-end-width="0.35cm" draw:fill="solid" draw:fill-color="#94bd5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00008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000080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27" style:family="graphic" style:parent-style-name="standard">
      <style:graphic-properties svg:stroke-color="#800000" draw:fill="solid" draw:fill-color="#800000"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77cm"/>
    </style:style>
    <style:style style:name="gr29" style:family="graphic" style:parent-style-name="standard">
      <style:graphic-properties draw:stroke="dash" draw:stroke-dash="Fine_20_Dashed" svg:stroke-width="0.1cm" svg:stroke-color="#008000" draw:marker-start-width="0.45cm" draw:marker-end-width="0.45cm" draw:fill="none" draw:fill-color="#ffffff" draw:auto-grow-height="true" draw:auto-grow-width="false" fo:max-height="0cm" fo:min-height="5.577cm" fo:padding-top="0.175cm" fo:padding-bottom="0.175cm" fo:padding-left="0.3cm" fo:padding-right="0.3cm"/>
    </style:style>
    <style:style style:name="gr30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1" style:family="graphic" style:parent-style-name="standard">
      <style:graphic-properties draw:stroke="dash" draw:stroke-dash="Fine_20_Dashed" svg:stroke-width="0.1cm" svg:stroke-color="#008000" draw:marker-start-width="0.45cm" draw:marker-end-width="0.45cm" draw:fill="none" draw:fill-color="#ffffff" draw:auto-grow-height="true" draw:auto-grow-width="false" fo:max-height="0cm" fo:min-height="2.845cm" fo:padding-top="0.175cm" fo:padding-bottom="0.175cm" fo:padding-left="0.3cm" fo:padding-right="0.3cm"/>
    </style:style>
    <style:style style:name="gr32" style:family="graphic" style:parent-style-name="standard">
      <style:graphic-properties svg:stroke-width="0.2cm" svg:stroke-color="#808080" draw:marker-start-width="0.5cm" draw:marker-end-width="0.5cm" draw:fill="solid" draw:fill-color="#e6e6e6" draw:textarea-horizontal-align="justify" draw:textarea-vertical-align="middle" draw:auto-grow-height="false" fo:padding-top="0.225cm" fo:padding-bottom="0.225cm" fo:padding-left="0.35cm" fo:padding-right="0.35cm"/>
    </style:style>
    <style:style style:name="gr33" style:family="graphic" style:parent-style-name="standard">
      <style:graphic-properties svg:stroke-width="0.1cm" svg:stroke-color="#808080" draw:marker-start="" draw:marker-start-width="0.85cm" draw:marker-end="Rounded_20_large_20_Arrow" draw:marker-end-width="0.35cm" draw:fill="solid" draw:fill-color="#e6e6e6" draw:textarea-horizontal-align="center" draw:textarea-vertical-align="middle" fo:padding-top="0.175cm" fo:padding-bottom="0.175cm" fo:padding-left="0.3cm" fo:padding-right="0.3cm" draw:shadow="visible" draw:shadow-color="#c0c0c0"/>
    </style:style>
    <style:style style:name="gr34" style:family="graphic" style:parent-style-name="standard">
      <style:graphic-properties svg:stroke-width="0.1cm" svg:stroke-color="#808080" draw:marker-start-width="0.35cm" draw:marker-end-width="0.35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35" style:family="graphic" style:parent-style-name="standard">
      <style:graphic-properties draw:stroke="solid" svg:stroke-width="0.2cm" svg:stroke-color="#808080" draw:marker-start-width="0.6cm" draw:marker-end-width="0.6cm" draw:fill="none" draw:fill-color="#ffffff" draw:auto-grow-height="true" draw:auto-grow-width="false" fo:max-height="0cm" fo:min-height="0cm" fo:padding-top="0.225cm" fo:padding-bottom="0.225cm" fo:padding-left="0.35cm" fo:padding-right="0.35cm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subtitle">
      <style:graphic-properties draw:fill-color="#ffffff" draw:auto-grow-height="true" fo:min-height="13.861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>
      <style:graphic-properties draw:auto-grow-height="true" fo:min-height="3.507cm"/>
    </style:style>
    <style:style style:name="pr5" style:family="presentation" style:parent-style-name="Standard-outline1">
      <style:graphic-properties fo:min-height="13.61cm"/>
    </style:style>
    <style:style style:name="pr6" style:family="presentation" style:parent-style-name="Standard-outline1">
      <style:graphic-properties draw:auto-grow-height="true" fo:min-height="13.861cm"/>
    </style:style>
    <style:style style:name="pr7" style:family="presentation" style:parent-style-name="Standard-title">
      <style:graphic-properties fo:min-height="3.256cm"/>
    </style:style>
    <style:style style:name="pr8" style:family="presentation" style:parent-style-name="Standard-title">
      <style:graphic-properties draw:auto-grow-height="true" fo:min-height="4.157cm"/>
    </style:style>
    <style:style style:name="pr9" style:family="presentation" style:parent-style-name="Standard-title">
      <style:graphic-properties fo:min-height="3.907cm"/>
    </style:style>
    <style:style style:name="pr10" style:family="presentation" style:parent-style-name="Standard-title">
      <style:graphic-properties fo:min-height="3.473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20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size="18pt" fo:font-weight="bold" style:font-weight-asian="bold" style:font-weight-complex="bold"/>
    </style:style>
    <style:style style:name="P10" style:family="paragraph">
      <style:paragraph-properties fo:text-align="star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text-properties fo:font-size="18pt"/>
    </style:style>
    <style:style style:name="P13" style:family="paragraph">
      <style:paragraph-properties fo:text-align="center"/>
      <style:text-properties fo:font-size="10pt" style:font-size-asian="10pt" style:font-size-complex="10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text-align="center"/>
      <style:text-properties fo:font-size="18pt" fo:font-weight="bold" style:font-weight-asian="bold" style:font-weight-complex="bold"/>
    </style:style>
    <style:style style:name="P16" style:family="paragraph">
      <style:paragraph-properties fo:text-align="center"/>
      <style:text-properties fo:color="#ffff00" fo:font-size="18pt" fo:font-weight="bold" style:font-weight-asian="bold" style:font-weight-complex="bold"/>
    </style:style>
    <style:style style:name="P17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8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9" style:family="paragraph">
      <style:text-properties fo:font-size="14pt" fo:font-weight="bold" style:font-size-asian="14pt" style:font-weight-asian="bold" style:font-size-complex="14pt" style:font-weight-complex="bold"/>
    </style:style>
    <style:style style:name="P20" style:family="paragraph">
      <style:paragraph-properties fo:text-align="center"/>
      <style:text-properties fo:font-family="'Times New Roman'" style:font-family-generic="roman" style:font-pitch="variable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size="32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family="LMMono10" style:font-pitch="fixed" fo:font-style="normal" style:font-style-asian="normal" style:font-style-complex="normal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family="FreeMono" style:font-family-generic="modern" style:font-pitch="fixed" fo:font-size="18pt" fo:font-weight="bold" style:font-weight-asian="bold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8pt"/>
    </style:style>
    <style:style style:name="T13" style:family="text">
      <style:text-properties fo:color="#000080"/>
    </style:style>
    <style:style style:name="T14" style:family="text">
      <style:text-properties fo:font-size="12pt" fo:font-style="italic" style:font-size-asian="12pt" style:font-style-asian="italic" style:font-size-complex="12pt" style:font-style-complex="italic"/>
    </style:style>
    <style:style style:name="T15" style:family="text">
      <style:text-properties fo:color="#ffff00" fo:font-size="18pt" fo:font-weight="bold" style:font-weight-asian="bold" style:font-weight-complex="bold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family="'Times New Roman'" style:font-family-generic="roman" style:font-pitch="variable" fo:font-size="18pt" fo:font-weight="normal" style:font-size-asian="16pt" style:font-weight-asian="normal" style:font-size-complex="16pt" style:font-weight-complex="normal"/>
    </style:style>
    <style:style style:name="T20" style:family="text">
      <style:text-properties fo:font-family="Symbol" style:font-pitch="variable" style:font-charset="x-symbol" fo:font-size="18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rank.meisel@lhep.unibe.ch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399cm" svg:y="0.836cm" presentation:class="title">
          <draw:text-box>
            <text:p>libShower</text:p>
          </draw:text-box>
        </draw:frame>
        <draw:frame presentation:style-name="pr2" draw:text-style-name="P2" draw:layer="layout" svg:width="25.199cm" svg:height="13.861cm" svg:x="1.399cm" svg:y="4.913cm" presentation:class="subtitle">
          <draw:text-box>
            <text:p><text:span text:style-name="T1">Manual</text:span></text:p>
            <text:p><text:span text:style-name="T1">V0.1</text:span></text:p>
            <text:p><text:span text:style-name="T1">frank.meisel@lhep.unibe.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Description</text:p>
          </draw:text-box>
        </draw:frame>
        <draw:frame presentation:style-name="pr5" draw:text-style-name="P5" draw:layer="layout" svg:width="17cm" svg:height="15.5cm" svg:x="4.499cm" svg:y="4.499cm" presentation:class="outline" presentation:user-transformed="true">
          <draw:text-box>
            <text:list text:style-name="L2">
              <text:list-item>
                <text:p text:style-name="P4"><text:span text:style-name="T2">This manual is intended to make the user familiar on the way showers are dealt with</text:span></text:p>
                <text:p text:style-name="P4"><text:span text:style-name="T2"/></text:p>
              </text:list-item>
              <text:list-item>
                <text:p text:style-name="P4"><text:span text:style-name="T2">The user should not bother about details of programming</text:span></text:p>
                <text:p text:style-name="P4"><text:span text:style-name="T2"/></text:p>
              </text:list-item>
              <text:list-item>
                <text:p text:style-name="P4"><text:span text:style-name="T2">To increase the performance, the user may give additional information on the date to obtain a better resul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Overview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Shower for Event classification.</text:p>
              </text:list-item>
              <text:list-item>
                <text:p>Shower characteristics</text:p>
              </text:list-item>
              <text:list-item>
                <text:p>Shower implementation in FEDRA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Object description</text:p>
          </draw:text-box>
        </draw:frame>
        <draw:frame presentation:style-name="pr6" draw:layer="layout" svg:width="25.199cm" svg:height="13.861cm" svg:x="1.399cm" svg:y="4.913cm" presentation:class="outline">
          <draw:text-box>
            <text:list text:style-name="L2">
              <text:list-item>
                <text:p>A track in fedra</text:p>
                <text:list>
                  <text:list-item>
                    <text:p>One Segment Per Plate</text:p>
                  </text:list-item>
                  <text:list-item>
                    <text:p>N(), Npl(), N0, Theta(), XYZ, P()</text:p>
                  </text:list-item>
                </text:list>
              </text:list-item>
            </text:list>
          </draw:text-box>
        </draw:frame>
        <draw:g>
          <draw:custom-shape draw:style-name="gr2" draw:text-style-name="P4" draw:layer="layout" svg:width="4cm" svg:height="4cm" svg:x="1.7cm" svg:y="11.399cm">
            <text:p text:style-name="P4">EdbTrack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6" draw:layer="layout" svg:width="3cm" svg:height="1cm" svg:x="12.4cm" svg:y="12.9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8.6cm" svg:y="12.9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0cm" svg:y="12.9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6" draw:layer="layout" svg:width="3cm" svg:height="1cm" svg:x="16.2cm" svg:y="12.999cm">
            <text:p text:style-name="P4"><text:span text:style-name="T3">Hole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3.7cm" svg:y="12.9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1cm" svg:height="5.5cm" svg:x="6.5cm" svg:y="10.699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Object description</text:p>
          </draw:text-box>
        </draw:frame>
        <draw:frame presentation:style-name="pr5" draw:layer="layout" svg:width="25.6cm" svg:height="13.61cm" svg:x="1.399cm" svg:y="4.913cm" presentation:class="outline" presentation:user-transformed="true">
          <draw:text-box>
            <text:list text:style-name="L2">
              <text:list-item>
                <text:p>A shower in fedra</text:p>
                <text:list>
                  <text:list-item>
                    <text:p>Can have <text:span text:style-name="T4">More</text:span> than One Segment Per Plate</text:p>
                  </text:list-item>
                  <text:list-item>
                    <text:p>N(), Npl(), N0, Theta(), XYZ, P()</text:p>
                  </text:list-item>
                  <text:list-item>
                    <text:p>Plus additional information: <text:span text:style-name="T5">longitudinal&amp;transversal</text:span> Profile!</text:p>
                  </text:list-item>
                </text:list>
              </text:list-item>
            </text:list>
          </draw:text-box>
        </draw:frame>
        <draw:g>
          <draw:custom-shape draw:style-name="gr2" draw:text-style-name="P4" draw:layer="layout" svg:width="4cm" svg:height="4cm" svg:x="1.7cm" svg:y="12.899cm">
            <text:p text:style-name="P4">Shower</text:p>
            <text:p text:style-name="P4">Represented as</text:p>
            <text:p text:style-name="P4">EdbTrack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6" draw:layer="layout" svg:width="3cm" svg:height="1cm" svg:x="12.4cm" svg:y="14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12.4cm" svg:y="15.6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0cm" svg:y="14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6" draw:layer="layout" svg:width="3cm" svg:height="1cm" svg:x="16.2cm" svg:y="14.499cm">
            <text:p text:style-name="P4"><text:span text:style-name="T3">Hole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3.7cm" svg:y="14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1cm" svg:height="5.5cm" svg:x="6.5cm" svg:y="12.199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2" draw:text-style-name="P6" draw:layer="layout" svg:width="3cm" svg:height="1cm" svg:x="8.6cm" svg:y="14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16.2cm" svg:y="13.5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0cm" svg:y="13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0cm" svg:y="12.5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3.7cm" svg:y="13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3.7cm" svg:y="11.9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3.6cm" svg:y="16.8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0cm" svg:y="16.3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Object description</text:p>
          </draw:text-box>
        </draw:frame>
        <draw:frame presentation:style-name="pr5" draw:layer="layout" svg:width="25.6cm" svg:height="14.245cm" svg:x="1.399cm" svg:y="4.913cm" presentation:class="outline" presentation:user-transformed="true">
          <draw:text-box>
            <text:list text:style-name="L2">
              <text:list-item>
                <text:p>Using EdbTrackP as object class for Shower is ok, but we lose physical information.</text:p>
              </text:list-item>
              <text:list-item>
                <text:p>Compensated by infos in <text:s/>EdbShowerAlgE...</text:p>
                <text:list>
                  <text:list-item>
                    <text:list>
                      <text:list-item>
                        <text:p>May be put later in a extra <text:span text:style-name="T4">EdbShowerP</text:span> class...</text:p>
                      </text:list-item>
                    </text:list>
                  </text:list-item>
                </text:list>
              </text:list-item>
              <text:list-item>
                <text:p>Up to now: how is a shower represented/stored?</text:p>
              </text:list-item>
              <text:list-item>
                <text:p>We have Shower.root which uses a TTree to store the variables. Technically equivalent to do storage like EdbTrackP, but it requires complex I/O conversions to get from </text:p>
                <text:list>
                  <text:list-item>
                    <text:list>
                      <text:list-item>
                        <text:p>TTree entry <text:s/>↔ EdbTrackP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8" draw:layer="layout" svg:width="11.499cm" svg:height="1.665cm" draw:transform="rotate (1.5707963267946) translate (0.555cm 16.499cm)">
          <draw:text-box>
            <text:p><text:span text:style-name="T3">Due to backward compabilities we have to use this way.</text:span></text:p>
            <text:p><text:span text:style-name="T3">This is a pain in the back... :-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What is to be done for showers?</text:p>
          </draw:text-box>
        </draw:frame>
        <draw:frame presentation:style-name="pr5" draw:layer="layout" svg:width="25.199cm" svg:height="15.086cm" svg:x="1.399cm" svg:y="4.913cm" presentation:class="outline" presentation:user-transformed="true">
          <draw:text-box>
            <text:list text:style-name="L2">
              <text:list-item>
                <text:p>In case we have scanback done, vertex found, scanforth done (hadr. re-interaction), we need for the full description of the event some other information: showers?</text:p>
              </text:list-item>
              <text:list-item>
                <text:p>Why are showers for the event classification important?</text:p>
              </text:list-item>
              <text:list-item>
                <text:p>Electrons: <text:s/>nu_e from beam; tau-&gt;e;</text:p>
              </text:list-item>
              <text:list-item>
                <text:p>Photons: present in almost any event, mainly through the decay of:</text:p>
              </text:list-item>
              <text:list-item>
                <text:p>Pi0: Find two photons, match them in case of mo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Finding showers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Showers are either attached to vertex directly or indirectly:</text:p>
                <text:list>
                  <text:list-item>
                    <text:p>Electrons: start to shower direct from the vertex without flight length; IP to vertex rather small; DeltaZ to vertex very small.</text:p>
                  </text:list-item>
                  <text:list-item>
                    <text:p>Photons: fly – then showering happens; therefore IP to vertex bigger than attached tracks; DeltaZ to vertex can be large (mean flight length ca10plates).</text:p>
                  </text:list-item>
                </text:list>
              </text:list-item>
              <text:list-item>
                <text:p>Finding a electron shower can be easier than photon shower (directly attached track or B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399cm" svg:y="0.961cm" presentation:class="title" presentation:user-transformed="true">
          <draw:text-box>
            <text:p>Properties of Showers</text:p>
          </draw:text-box>
        </draw:frame>
        <draw:frame presentation:style-name="pr5" draw:layer="layout" svg:width="25.199cm" svg:height="15.586cm" svg:x="1.399cm" svg:y="4.913cm" presentation:class="outline" presentation:user-transformed="true">
          <draw:text-box>
            <text:list text:style-name="L2">
              <text:list-item>
                <text:p>We need to be sure of the following things.</text:p>
              </text:list-item>
              <text:list-item>
                <text:p>We have to find the shower (start)</text:p>
              </text:list-item>
              <text:list-item>
                <text:p>We have to reconstruct (collect all the tracks) it having as much of it reconstructed as possibles (lowest loss as possible).</text:p>
              </text:list-item>
              <text:list-item>
                <text:p>After shower(s) found and reconstructed we need the main properties:</text:p>
                <text:list>
                  <text:list-item>
                    <text:list>
                      <text:list-item>
                        <text:p>Energy<text:tab/> </text:p>
                      </text:list-item>
                      <text:list-item>
                        <text:p>ID</text:p>
                      </text:list-item>
                      <text:list-item>
                        <text:p>1ry-2ry vtx attach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5.199cm" svg:height="4.157cm" svg:x="1.399cm" svg:y="0.511cm" presentation:class="title">
          <draw:text-box>
            <text:p>Properties of the <text:span text:style-name="T6">Shower.root</text:span> file. a) basic quantities</text:p>
          </draw:text-box>
        </draw:frame>
        <draw:g>
          <draw:frame draw:style-name="gr6" draw:layer="layout" svg:width="5.228cm" svg:height="4.517cm" svg:x="0.18cm" svg:y="7.999cm">
            <draw:text-box>
              <text:p>sizeb </text:p>
              <text:p>nfilmb[] </text:p>
              <text:p>lengthfilmb </text:p>
              <text:p>x,y,z <text:s/><text:tab/>-b[]</text:p>
              <text:p>tx,ty <text:s/><text:tab/>-b[]</text:p>
              <text:p>plateb<text:tab/>-b[]</text:p>
            </draw:text-box>
          </draw:frame>
          <draw:frame draw:style-name="gr7" draw:layer="layout" svg:width="8.33cm" svg:height="6.65cm" svg:x="0.001cm" svg:y="13.499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8" draw:layer="layout" svg:width="7.008cm" svg:height="1.673cm" svg:x="0.145cm" svg:y="6.326cm">
            <draw:text-box>
              <text:p>number_eventb/I</text:p>
              <text:p/>
            </draw:text-box>
          </draw:frame>
        </draw:g>
        <draw:g>
          <draw:frame draw:style-name="gr9" draw:layer="layout" svg:width="10.819cm" svg:height="4.517cm" svg:x="9.98cm" svg:y="8.001cm">
            <draw:text-box>
              <text:p>Number of Basetracks </text:p>
              <text:p>Plate ID of BT[i]</text:p>
              <text:p>Number of Plates Crossed </text:p>
              <text:p>X,Y,Z Coordinates of BT[i]</text:p>
              <text:p>TX,TY Coordinates of BT[i]</text:p>
              <text:p>??(to be looked up)</text:p>
            </draw:text-box>
          </draw:frame>
          <draw:frame draw:style-name="gr7" draw:layer="layout" svg:width="8.33cm" svg:height="6.65cm" svg:x="9.801cm" svg:y="13.501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10" draw:layer="layout" svg:width="7.387cm" svg:height="1.673cm" svg:x="9.945cm" svg:y="6.328cm">
            <draw:text-box>
              <text:p>MC event number</text:p>
              <text:p/>
            </draw:text-box>
          </draw:frame>
        </draw:g>
        <draw:g>
          <draw:frame draw:style-name="gr11" draw:layer="layout" svg:width="7.945cm" svg:height="4.517cm" svg:x="20.48cm" svg:y="8.001cm">
            <draw:text-box>
              <text:p>N() </text:p>
              <text:p>??(to be looked up)</text:p>
              <text:p>Npl() </text:p>
              <text:p>-&gt;X(),Y(),Z()</text:p>
              <text:p>-&gt;TX(),TY()</text:p>
              <text:p>??(to be looked up)</text:p>
            </draw:text-box>
          </draw:frame>
          <draw:frame draw:style-name="gr7" draw:layer="layout" svg:width="8.33cm" svg:height="6.65cm" svg:x="20.301cm" svg:y="13.501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12" draw:layer="layout" svg:width="4.554cm" svg:height="1.673cm" svg:x="20.445cm" svg:y="6.328cm">
            <draw:text-box>
              <text:p>-&gt;MCEvt()</text:p>
              <text:p/>
            </draw:text-box>
          </draw:frame>
        </draw:g>
        <draw:frame draw:style-name="gr13" draw:text-style-name="P9" draw:layer="layout" svg:width="9.5cm" svg:height="1.531cm" svg:x="0.999cm" svg:y="4.999cm">
          <draw:text-box>
            <text:p><text:span text:style-name="T7">Name in </text:span><text:span text:style-name="T8">Shower.root</text:span></text:p>
          </draw:text-box>
        </draw:frame>
        <draw:frame draw:style-name="gr14" draw:text-style-name="P9" draw:layer="layout" svg:width="9.5cm" svg:height="0.962cm" svg:x="9.399cm" svg:y="4.999cm">
          <draw:text-box>
            <text:p><text:span text:style-name="T7">Description</text:span></text:p>
          </draw:text-box>
        </draw:frame>
        <draw:frame draw:style-name="gr15" draw:text-style-name="P9" draw:layer="layout" svg:width="9.5cm" svg:height="1.604cm" svg:x="19.099cm" svg:y="4.999cm">
          <draw:text-box>
            <text:p><text:span text:style-name="T7">Analogy in EdbTrack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5.199cm" svg:height="4.157cm" svg:x="1.399cm" svg:y="0.511cm" presentation:class="title" presentation:user-transformed="true">
          <draw:text-box>
            <text:p>Properties of the <text:span text:style-name="T6">Shower.root</text:span> file. b) derived quantities</text:p>
          </draw:text-box>
        </draw:frame>
        <draw:g>
          <draw:frame draw:style-name="gr6" draw:layer="layout" svg:width="5.228cm" svg:height="4.517cm" svg:x="0.18cm" svg:y="7.999cm">
            <draw:text-box>
              <text:p>sizeb </text:p>
              <text:p>nfilmb[] </text:p>
              <text:p>lengthfilmb </text:p>
              <text:p>x,y,z <text:s/><text:tab/>-b[]</text:p>
              <text:p>tx,ty <text:s/><text:tab/>-b[]</text:p>
              <text:p>plateb<text:tab/>-b[]</text:p>
            </draw:text-box>
          </draw:frame>
          <draw:frame draw:style-name="gr7" draw:layer="layout" svg:width="8.33cm" svg:height="6.65cm" svg:x="0.001cm" svg:y="13.499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8" draw:layer="layout" svg:width="7.008cm" svg:height="1.673cm" svg:x="0.145cm" svg:y="6.326cm">
            <draw:text-box>
              <text:p>number_eventb/I</text:p>
              <text:p/>
            </draw:text-box>
          </draw:frame>
        </draw:g>
        <draw:g>
          <draw:frame draw:style-name="gr6" draw:layer="layout" svg:width="5.228cm" svg:height="4.517cm" svg:x="9.98cm" svg:y="8.001cm">
            <draw:text-box>
              <text:p>sizeb </text:p>
              <text:p>nfilmb[] </text:p>
              <text:p>lengthfilmb </text:p>
              <text:p>x,y,z <text:s/><text:tab/>-b[]</text:p>
              <text:p>tx,ty <text:s/><text:tab/>-b[]</text:p>
              <text:p>plateb<text:tab/>-b[]</text:p>
            </draw:text-box>
          </draw:frame>
          <draw:frame draw:style-name="gr7" draw:layer="layout" svg:width="8.33cm" svg:height="6.65cm" svg:x="9.801cm" svg:y="13.501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8" draw:layer="layout" svg:width="7.008cm" svg:height="1.673cm" svg:x="9.945cm" svg:y="6.328cm">
            <draw:text-box>
              <text:p>number_eventb/I</text:p>
              <text:p/>
            </draw:text-box>
          </draw:frame>
        </draw:g>
        <draw:g>
          <draw:frame draw:style-name="gr6" draw:layer="layout" svg:width="5.228cm" svg:height="4.517cm" svg:x="20.48cm" svg:y="8.001cm">
            <draw:text-box>
              <text:p>sizeb </text:p>
              <text:p>nfilmb[] </text:p>
              <text:p>lengthfilmb </text:p>
              <text:p>x,y,z <text:s/><text:tab/>-b[]</text:p>
              <text:p>tx,ty <text:s/><text:tab/>-b[]</text:p>
              <text:p>plateb<text:tab/>-b[]</text:p>
            </draw:text-box>
          </draw:frame>
          <draw:frame draw:style-name="gr7" draw:layer="layout" svg:width="8.33cm" svg:height="6.65cm" svg:x="20.301cm" svg:y="13.501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8" draw:layer="layout" svg:width="7.008cm" svg:height="1.673cm" svg:x="20.445cm" svg:y="6.328cm">
            <draw:text-box>
              <text:p>number_eventb/I</text:p>
              <text:p/>
            </draw:text-box>
          </draw:frame>
        </draw:g>
        <draw:frame draw:style-name="gr13" draw:text-style-name="P9" draw:layer="layout" svg:width="9.5cm" svg:height="1.531cm" svg:x="0.999cm" svg:y="4.999cm">
          <draw:text-box>
            <text:p><text:span text:style-name="T7">Name in </text:span><text:span text:style-name="T8">Shower.root</text:span></text:p>
          </draw:text-box>
        </draw:frame>
        <draw:frame draw:style-name="gr14" draw:text-style-name="P9" draw:layer="layout" svg:width="9.5cm" svg:height="0.962cm" svg:x="9.399cm" svg:y="4.999cm">
          <draw:text-box>
            <text:p><text:span text:style-name="T7">Description</text:span></text:p>
          </draw:text-box>
        </draw:frame>
        <draw:frame draw:style-name="gr15" draw:text-style-name="P9" draw:layer="layout" svg:width="9.5cm" svg:height="1.604cm" svg:x="19.099cm" svg:y="4.999cm">
          <draw:text-box>
            <text:p><text:span text:style-name="T7">Analogy in EdbTrack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Reconstruction: Mode A</text:p>
          </draw:text-box>
        </draw:frame>
        <draw:frame presentation:style-name="pr5" draw:layer="layout" svg:width="13.6cm" svg:height="13.86cm" svg:x="1.399cm" svg:y="4.913cm" presentation:class="outline" presentation:user-transformed="true">
          <draw:text-box>
            <text:list text:style-name="L2">
              <text:list-item>
                <text:p>Choose Initiator Basetracks:</text:p>
              </text:list-item>
              <text:list-item>
                <text:p>Set the PVR object on which the reconstruction shall operate:</text:p>
              </text:list-item>
              <text:list-item>
                <text:p text:style-name="P10">Start Reconstruction</text:p>
              </text:list-item>
              <text:list-item>
                <text:p text:style-name="P10">Retrieve Reconstructed Shower Array</text:p>
              </text:list-item>
            </text:list>
          </draw:text-box>
        </draw:frame>
        <draw:frame draw:style-name="gr16" draw:text-style-name="P11" draw:layer="layout" svg:width="16.39cm" svg:height="14.5cm" svg:x="14.109cm" svg:y="4.099cm">
          <draw:text-box>
            <text:p><text:span text:style-name="T9">ShowerInstance = new EdbShowerRec();</text:span></text:p>
            <text:p><text:span text:style-name="T9"/></text:p>
            <text:p><text:span text:style-name="T9">ShowerInstance-&gt; SetInBTArray(TObjArray* InBTArray);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ShowerInstance-&gt; SetEdbPVRec(EdbPVRec* Ali);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ShowerInstance-&gt; Execute();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ShowerInstance-&gt; GetRecoShowerArray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907cm" svg:x="1.399cm" svg:y="0.637cm" presentation:class="title" presentation:user-transformed="true">
          <draw:text-box>
            <text:p>Reconstruction: Mode B<text:line-break/>Frederics Algo Implementation</text:p>
          </draw:text-box>
        </draw:frame>
        <draw:frame presentation:style-name="pr5" draw:layer="layout" svg:width="25.199cm" svg:height="13.86cm" svg:x="1.399cm" svg:y="4.913cm" presentation:class="outline" presentation:user-transformed="true">
          <draw:text-box>
            <text:list text:style-name="L2">
              <text:list-item>
                <text:p>To be filled and explained...:</text:p>
              </text:list-item>
              <text:list-item>
                <text:p>void recdown(int num, int MAXPLATE, int DATA, int Ncand, double* x0, double* y0, double* z0, double* tx0, double* ty0, double* chi20, int* W0, double* P0, int* Flag0, int* plate0, int* id0, int* TRid, double* Esim, int piece2, int piece2pa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Reconstruction Algorithms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There have been tested several algorithms to find out optimal shower reconstruction.</text:p>
              </text:list-item>
              <text:list-item>
                <text:p>Some are similar to each other, some are different.</text:p>
              </text:list-item>
              <text:list-item>
                <text:p>They can be grouped into two types:</text:p>
                <text:list>
                  <text:list-item>
                    <text:list>
                      <text:list-item>
                        <text:p>Local Basetrack Cut Algorithms (CT, CA, OI, RC, BW)</text:p>
                      </text:list-item>
                      <text:list-item>
                        <text:p>Global Basetrack Cut Algorithms (CL, TC, GS) </text:p>
                      </text:list-item>
                    </text:list>
                  </text:list-item>
                </text:list>
              </text:list-item>
              <text:list-item>
                <text:p>Pseudocodes of all algorithms can be found in thesis, code for OI and GS algo are given in next two slides: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Reco Alg: <text:span text:style-name="T10">OI</text:span></text:p>
          </draw:text-box>
        </draw:frame>
        <draw:frame draw:style-name="gr17" draw:text-style-name="P4" draw:layer="layout" svg:width="21.899cm" svg:height="17.934cm" svg:x="3.101cm" svg:y="0.499cm">
          <draw:image xlink:href="Pictures/1000000000000244000001DB149531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use-footer-name="ftr1" presentation:use-date-time-name="dtd1">
        <office:forms form:automatic-focus="false" form:apply-design-mode="false"/>
        <draw:frame draw:style-name="gr17" draw:text-style-name="P4" draw:layer="layout" svg:width="19.479cm" svg:height="19.512cm" svg:x="4.499cm" svg:y="0.499cm">
          <draw:image xlink:href="Pictures/100000000000024A0000024B7780A7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Results for Shower Reco Algs:</text:p>
          </draw:text-box>
        </draw:frame>
        <draw:frame presentation:style-name="pr5" draw:layer="layout" svg:width="12.296cm" svg:height="13.86cm" svg:x="1.399cm" svg:y="4.913cm" presentation:class="outline">
          <draw:text-box>
            <text:list text:style-name="L2">
              <text:list-item>
                <text:p>OI</text:p>
              </text:list-item>
            </text:list>
          </draw:text-box>
        </draw:frame>
        <draw:frame presentation:style-name="pr5" draw:layer="layout" svg:width="12.296cm" svg:height="13.86cm" svg:x="14.311cm" svg:y="4.913cm" presentation:class="outline">
          <draw:text-box>
            <text:list text:style-name="L2">
              <text:list-item>
                <text:p>G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Energy Measurement</text:p>
          </draw:text-box>
        </draw:frame>
        <draw:frame presentation:style-name="pr2" draw:layer="layout" svg:width="25.199cm" svg:height="13.861cm" svg:x="1.399cm" svg:y="4.913cm" presentation:class="subtitle" presentation:user-transformed="true">
          <draw:text-box>
            <text:p>See extra file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ID</text:p>
          </draw:text-box>
        </draw:frame>
        <draw:frame presentation:style-name="pr5" draw:layer="layout" svg:width="25.199cm" svg:height="14.774cm" svg:x="1.399cm" svg:y="4cm" presentation:class="outline" presentation:user-transformed="true">
          <draw:text-box>
            <text:list text:style-name="L2">
              <text:list-item>
                <text:p>Problem:</text:p>
                <text:list>
                  <text:list-item>
                    <text:p>One single Shower can originate from either photons, electrons or (<text:span text:style-name="T11">charged</text:span>) pions</text:p>
                    <text:p/>
                  </text:list-item>
                </text:list>
              </text:list-item>
              <text:list-item>
                <text:p>Solution:</text:p>
                <text:list>
                  <text:list-item>
                    <text:p>Shower ID class, which does a differentiation!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Technicalities:</text:p>
                <text:list>
                  <text:list-item>
                    <text:p>The ID class determines Shower from its originating partic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ID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Instead of assigning the ANN one number for</text:p>
                <text:list>
                  <text:list-item>
                    <text:list>
                      <text:list-item>
                        <text:p>Gamma, Electron, Pion(+-)</text:p>
                      </text:list-item>
                    </text:list>
                  </text:list-item>
                </text:list>
              </text:list-item>
              <text:list-item>
                <text:p>We do decions based on „X vs Y“, i.e.</text:p>
                <text:list>
                  <text:list-item>
                    <text:list>
                      <text:list-item>
                        <text:p>Gamma vs Electron</text:p>
                      </text:list-item>
                      <text:list-item>
                        <text:p>Electron vs Pion</text:p>
                      </text:list-item>
                    </text:list>
                  </text:list-item>
                </text:list>
              </text:list-item>
              <text:list-item>
                <text:p>Because the ANN is better in discriminating two-by-two variable discrimination.</text:p>
              </text:list-item>
              <text:list-item>
                <text:p>In continuation with former implementations, we save these results in <text:s/>eProb1,eProb90_X_vs_Y</text:p>
              </text:list-item>
            </text:list>
          </draw:text-box>
        </draw:frame>
        <draw:frame draw:style-name="gr15" draw:text-style-name="P12" draw:layer="layout" svg:width="9.5cm" svg:height="1.604cm" svg:x="1.999cm" svg:y="18.499cm">
          <draw:text-box>
            <text:p><text:span text:style-name="T12">Eprob1: bg rejection at 1%</text:span></text:p>
          </draw:text-box>
        </draw:frame>
        <draw:frame draw:style-name="gr15" draw:text-style-name="P12" draw:layer="layout" svg:width="9.5cm" svg:height="1.604cm" svg:x="12.999cm" svg:y="18.538cm">
          <draw:text-box>
            <text:p><text:span text:style-name="T12">Eprob90: signal efficiency 90%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18" draw:text-style-name="P4" draw:layer="layout" svg:width="4.5cm" svg:height="3.5cm" svg:x="19cm" svg:y="5.99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4" draw:layer="layout" svg:width="25.199cm" svg:height="3.507cm" svg:x="1.399cm" svg:y="0.836cm" presentation:class="title">
          <draw:text-box>
            <text:p>Shower ID</text:p>
          </draw:text-box>
        </draw:frame>
        <draw:frame presentation:style-name="pr5" draw:layer="layout" svg:width="25.199cm" svg:height="16.086cm" svg:x="1.399cm" svg:y="4.913cm" presentation:class="outline" presentation:user-transformed="true">
          <draw:text-box>
            <text:list text:style-name="L2">
              <text:list-item>
                <text:p>Two type of variables:</text:p>
                <text:list>
                  <text:list-item>
                    <text:p>SHID: 0(G),1(E),2(P)</text:p>
                  </text:list-item>
                  <text:list-item>
                    <text:p>SPID: 0,1,2</text:p>
                  </text:list-item>
                  <text:list-item>
                    <text:p>So we can assign a unique </text:p>
                  </text:list-item>
                  <text:list-item>
                    <text:p>ID for each combination:</text:p>
                  </text:list-item>
                  <text:list-item>
                    <text:p>Example:</text:p>
                    <text:list>
                      <text:list-item>
                        <text:p>gamma_vs_e: SHID=0,SPID=1</text:p>
                      </text:list-item>
                      <text:list-item>
                        <text:p>e_vs_pi: SHID=1,SPID=2</text:p>
                      </text:list-item>
                    </text:list>
                  </text:list-item>
                  <text:list-item>
                    <text:p>Always put <text:tab/>0 if it belongs to Type 0 (SHID)</text:p>
                  </text:list-item>
                  <text:list-item>
                    <text:p>Always put <text:tab/>1 if it belongs to Type 1 (SPID)</text:p>
                  </text:list-item>
                </text:list>
              </text:list-item>
            </text:list>
          </draw:text-box>
        </draw:frame>
        <draw:frame draw:style-name="gr19" draw:text-style-name="P12" draw:layer="layout" svg:width="1.553cm" svg:height="1.062cm" svg:x="23.075cm" svg:y="9.238cm">
          <draw:text-box>
            <text:p><text:span text:style-name="T12">E</text:span></text:p>
          </draw:text-box>
        </draw:frame>
        <draw:frame draw:style-name="gr20" draw:text-style-name="P12" draw:layer="layout" svg:width="1cm" svg:height="1.161cm" svg:x="20.7cm" svg:y="5.138cm">
          <draw:text-box>
            <text:p><text:span text:style-name="T12">G</text:span></text:p>
          </draw:text-box>
        </draw:frame>
        <draw:frame draw:style-name="gr19" draw:text-style-name="P12" draw:layer="layout" svg:width="1.553cm" svg:height="1.062cm" svg:x="18.5cm" svg:y="9.2cm">
          <draw:text-box>
            <text:p><text:span text:style-name="T12">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Block diagram: ID</text:p>
          </draw:text-box>
        </draw:frame>
        <draw:g>
          <draw:custom-shape draw:style-name="gr2" draw:text-style-name="P4" draw:layer="layout" svg:width="2.305cm" svg:height="2.306cm" svg:x="7.092cm" svg:y="5.517cm">
            <text:p text:style-name="P4">Shower</text:p>
            <text:p text:style-name="P4">Represented as</text:p>
            <text:p text:style-name="P4">EdbTrack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6" draw:layer="layout" svg:width="1.728cm" svg:height="0.576cm" svg:x="13.259cm" svg:y="6.4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3.259cm" svg:y="7.131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7.639cm" svg:y="6.4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6" draw:layer="layout" svg:width="1.729cm" svg:height="0.576cm" svg:x="15.448cm" svg:y="6.44cm">
            <text:p text:style-name="P4"><text:span text:style-name="T3">Hole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9.771cm" svg:y="6.4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0.576cm" svg:height="3.171cm" svg:x="9.859cm" svg:y="5.114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2" draw:text-style-name="P6" draw:layer="layout" svg:width="1.728cm" svg:height="0.576cm" svg:x="11.069cm" svg:y="6.4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9cm" svg:height="0.576cm" svg:x="15.448cm" svg:y="5.921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7.639cm" svg:y="5.86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7.639cm" svg:y="5.345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9.771cm" svg:y="5.86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9.771cm" svg:y="5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9cm" svg:height="0.576cm" svg:x="19.712cm" svg:y="7.823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7.639cm" svg:y="7.535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8" draw:text-style-name="P4" draw:layer="layout" svg:width="1cm" svg:height="3.5cm" svg:x="7.799cm" svg:y="8.9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3" draw:layer="layout" svg:width="4.5cm" svg:height="2cm" svg:x="6.1cm" svg:y="13cm">
          <text:p text:style-name="P4"><text:span text:style-name="T11">Shower </text:span></text:p>
          <text:p text:style-name="P4"><text:span text:style-name="T11">Character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4.5cm" svg:height="2cm" svg:x="6.1cm" svg:y="16cm">
          <text:p text:style-name="P4"><text:span text:style-name="T11">Vertex Inf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cm" svg:height="5cm" svg:x="10.999cm" svg:y="1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4" draw:layer="layout" svg:width="1.5cm" svg:height="1.5cm" svg:x="3.9cm" svg:y="16.19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498.360655737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4" draw:layer="layout" svg:width="3.5cm" svg:height="3.5cm" svg:x="14cm" svg:y="13.799cm">
          <text:p text:style-name="P4"><text:span text:style-name="T12">ID class</text:span></text:p>
          <text:p text:style-name="P4"><text:span text:style-name="T12">insta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3.5cm" svg:height="1.5cm" svg:x="18.2cm" svg:y="14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2" draw:layer="layout" svg:width="3cm" svg:height="5.219cm" svg:x="22.9cm" svg:y="14.4cm">
          <draw:text-box>
            <text:p><text:span text:style-name="T12">Gamma</text:span></text:p>
            <text:p><text:span text:style-name="T12">Electron</text:span></text:p>
            <text:p><text:span text:style-name="T12">Pion</text:span></text:p>
          </draw:text-box>
        </draw:frame>
        <draw:frame draw:style-name="gr15" draw:text-style-name="P12" draw:layer="layout" svg:width="6.5cm" svg:height="1.604cm" svg:x="17.999cm" svg:y="17.5cm">
          <draw:text-box>
            <text:p><text:span text:style-name="T12">==Track-&gt;Flag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More here...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The Cleaning of High BG level...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We try to keep a constant BT density level of not more than 40BT/mm2</text:p>
              </text:list-item>
              <text:list-item>
                <text:p>To get this, we have the EdbPVRec patterns object, which we use for checks:</text:p>
              </text:list-item>
              <text:list-item>
                <text:p>We calculate BT density plate by plate and can adapt the Quality Cut plate by plate accordingl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EdbPVRQuality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This class does BG cleaning... How it works:</text:p>
              </text:list-item>
              <text:list-item>
                <text:p><text:span text:style-name="T13">EdbPVRQuality* Qualityobject = new EdbPVRQuality(gAli);</text:span></text:p>
                <text:list>
                  <text:list-item>
                    <text:list>
                      <text:list-item>
                        <text:p>gAli is the filled EdbPVRec object. Usually this implicates the data coming from cp.root files.</text:p>
                      </text:list-item>
                      <text:list-item>
                        <text:p>LinkedTracks.root EdbPVRec object usually is already very „clean“, i.e. that linked tracks are often „good“ (physically) objects.</text:p>
                      </text:list-item>
                    </text:list>
                  </text:list-item>
                </text:list>
              </text:list-item>
              <text:list-item>
                <text:p><text:span text:style-name="T13">Qualityobject-&gt;Print();</text:span></text:p>
              </text:list-item>
              <text:list-item>
                <text:p><text:span text:style-name="T13">Qualityobject-&gt;Help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473cm" svg:x="1.399cm" svg:y="0.853cm" presentation:class="title" presentation:user-transformed="true">
          <draw:text-box>
            <text:p>EdbPVRQuality Remove FakeDoublets.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From Scanning we know that by view overlap of the microscope there is fake double Bts:</text:p>
                <text:list>
                  <text:list-item>
                    <text:p>One BT scanned in two views appears (due to Sysal bending correction function) as two slightly shifted different Bts!</text:p>
                  </text:list-item>
                  <text:list-item>
                    <text:p>This we dont want, since several reasons. One of them is for the GammaPairSearch: The pair algo might take these as a e+e—Pair.</text:p>
                  </text:list-item>
                </text:list>
              </text:list-item>
              <text:list-item>
                <text:p>Those duplicated tracks show a distinct behaviour in the dR-dT plane.</text:p>
              </text:list-item>
              <text:list-item>
                <text:p>Plot: photon pairs and instrumental BG doublets in ther dR-dT plane</text:p>
              </text:list-item>
              <text:list-item>
                <text:p/>
              </text:list-item>
              <text:list-item>
                <text:p><text:span text:style-name="T13">EdbPVRQuality* Qualityobject = new EdbPVRQuality(gAli);</text:span></text:p>
              </text:list-item>
              <text:list-item>
                <text:p><text:span text:style-name="T13">Qualityobject-&gt;Remove_DoubleBT();</text:span></text:p>
              </text:list-item>
              <text:list-item>
                <text:p><text:span text:style-name="T13">Returns a new EdbPVRec Object, where these doublets are eliminated.</text:span>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use-footer-name="ftr1" presentation:use-date-time-name="dtd1">
        <office:forms form:automatic-focus="false" form:apply-design-mode="false"/>
        <draw:frame draw:style-name="gr17" draw:text-style-name="P4" draw:layer="layout" svg:width="28cm" svg:height="18.988cm" svg:x="0.001cm" svg:y="0.013cm">
          <draw:image xlink:href="Pictures/10000000000002B8000001D853FE12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use-footer-name="ftr1" presentation:use-date-time-name="dtd1">
        <office:forms form:automatic-focus="false" form:apply-design-mode="false"/>
        <draw:frame draw:style-name="gr17" draw:text-style-name="P4" draw:layer="layout" svg:width="27.999cm" svg:height="18.987cm" svg:x="0.001cm" svg:y="0.013cm">
          <draw:image xlink:href="Pictures/10000000000002B8000001D8E0ABE456.png" xlink:type="simple" xlink:show="embed" xlink:actuate="onLoad">
            <text:p/>
          </draw:image>
        </draw:frame>
        <draw:custom-shape draw:style-name="gr2" draw:text-style-name="P14" draw:layer="layout" svg:width="12cm" svg:height="2cm" svg:x="8cm" svg:y="13.199cm">
          <text:p text:style-name="P4"><text:span text:style-name="T12">What are these line parings???</text:span></text:p>
          <text:p text:style-name="P4"><text:span text:style-name="T12">Still unknown...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4" draw:layer="layout" svg:width="10cm" svg:height="3.5cm" svg:x="14.5cm" svg:y="3.5cm">
          <text:p text:style-name="P4"><text:span text:style-name="T12">Zoom on very small </text:span></text:p>
          <text:p text:style-name="P4"><text:span text:style-name="T12">dR-dT difference values: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InBT - Execution order</text:p>
          </draw:text-box>
        </draw:frame>
        <draw:custom-shape draw:style-name="gr23" draw:text-style-name="P14" draw:layer="layout" svg:width="6.5cm" svg:height="2.5cm" svg:x="0.999cm" svg:y="2.4cm">
          <text:p text:style-name="P4"><text:span text:style-name="T12">EdbShowerR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4.5cm" svg:height="1.5cm" svg:x="5.999cm" svg:y="4.4cm">
          <text:p text:style-name="P4"><text:span text:style-name="T12">EdbPVR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cm" svg:height="2.5cm" svg:x="7.499cm" svg:y="7.299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6" draw:layer="layout" svg:width="4.5cm" svg:height="2.7cm" svg:x="12.1cm" svg:y="4.3cm">
          <text:p text:style-name="P4"><text:span text:style-name="T3">Check: plates, </text:span></text:p>
          <text:p text:style-name="P4"><text:span text:style-name="T3"><text:s text:c="9"/></text:span><text:span text:style-name="T3">Track..</text:span></text:p>
          <text:p text:style-name="P4"><text:span text:style-name="T3">OK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15" draw:layer="layout" svg:width="1cm" svg:height="2.501cm" draw:transform="skewX (0.000349065850398747) rotate (-0.785398163398487) translate (5.93cm 7.113cm)">
          <text:p text:style-name="P4"><text:span text:style-name="T7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6" draw:layer="layout" svg:width="4.5cm" svg:height="2.7cm" svg:x="12.1cm" svg:y="7.9cm">
          <text:p text:style-name="P4"><text:span text:style-name="T3">Check: linked_tracks </text:span></text:p>
          <text:p text:style-name="P4"><text:span text:style-name="T3">in PVR-object?</text:span></text:p>
          <text:p text:style-name="P4"><text:span text:style-name="T14">eTrack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7" draw:text-style-name="P16" draw:layer="layout" svg:width="1.874cm" svg:height="1.5cm" svg:x="3.625cm" svg:y="8.999cm">
          <text:p text:style-name="P4"><text:span text:style-name="T15">STOP</text:span></text:p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5" draw:text-style-name="P15" draw:layer="layout" svg:width="1cm" svg:height="2.5cm" svg:x="8.199cm" svg:y="11.201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15" draw:layer="layout" svg:width="1cm" svg:height="2.501cm" draw:transform="skewX (0.000349065850398747) rotate (-0.785398163398487) translate (6.63cm 11.014cm)">
          <text:p text:style-name="P4"><text:span text:style-name="T7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6" draw:layer="layout" svg:width="4.5cm" svg:height="2.7cm" svg:x="12.099cm" svg:y="12cm">
          <text:p text:style-name="P4"><text:span text:style-name="T3">Check: vertices in</text:span></text:p>
          <text:p text:style-name="P4"><text:span text:style-name="T3">PVR-object/file?</text:span></text:p>
          <text:p text:style-name="P4"><text:span text:style-name="T14">eVertice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6014.0413241502 19144.90929285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6" draw:text-style-name="P6" draw:layer="layout" svg:width="4.5cm" svg:height="2.7cm" svg:x="12.1cm" svg:y="7.9cm">
          <text:p text:style-name="P4"><text:span text:style-name="T3">Check: linked_tracks </text:span></text:p>
          <text:p text:style-name="P4"><text:span text:style-name="T3">in PVR/object/file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15" draw:layer="layout" svg:width="1cm" svg:height="2.5cm" svg:x="8.199cm" svg:y="14.901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15" draw:layer="layout" svg:width="1cm" svg:height="2.501cm" draw:transform="skewX (0.000349065850398747) rotate (-0.785398163398487) translate (6.63cm 14.715cm)">
          <text:p text:style-name="P4"><text:span text:style-name="T7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4" draw:layer="layout" svg:width="5cm" svg:height="2.5cm" svg:x="21.5cm" svg:y="9.899cm">
          <text:p text:style-name="P4"><text:span text:style-name="T12">In File ??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4" draw:layer="layout" svg:width="5cm" svg:height="2.5cm" svg:x="21.4cm" svg:y="5.899cm">
          <text:p text:style-name="P4"><text:span text:style-name="T12">In Object ??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1cm" svg:height="2.5cm" svg:x="23.399cm" svg:y="8cm">
          <text:p text:style-name="P4"><text:span text:style-name="T7">NO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8" draw:text-style-name="P12" draw:layer="layout" svg:width="3.5cm" svg:height="3.02cm" svg:x="21.999cm" svg:y="4cm">
          <draw:text-box>
            <text:p><text:span text:style-name="T12">In general:</text:span></text:p>
            <text:p><text:span text:style-name="T12">Look:</text:span></text:p>
          </draw:text-box>
        </draw:frame>
        <draw:frame draw:style-name="gr29" draw:text-style-name="P12" draw:layer="layout" svg:width="10.5cm" svg:height="5.927cm" svg:x="7cm" svg:y="17.5cm">
          <draw:text-box>
            <text:p><text:span text:style-name="T12">Use: eAli as source</text:span></text:p>
            <text:p><text:span text:style-name="T12">Use: eTrack, eVertices to fill InBT</text:span></text:p>
            <text:p><text:span text:style-name="T12">---------------------------------------------</text:span></text:p>
            <text:p><text:span text:style-name="T12">START RECO</text:span></text:p>
          </draw:text-box>
        </draw:frame>
        <draw:custom-shape draw:style-name="gr30" draw:text-style-name="P14" draw:layer="layout" svg:width="3.5cm" svg:height="1cm" svg:x="0.4cm" svg:y="7.999cm">
          <text:p text:style-name="P4"><text:span text:style-name="T12">Use eAli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3.5cm" svg:height="1cm" svg:x="0.399cm" svg:y="12.199cm">
          <text:p text:style-name="P4"><text:span text:style-name="T12">Use eTracks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3.5cm" svg:height="1cm" svg:x="0.399cm" svg:y="15.499cm">
          <text:p text:style-name="P4"><text:span text:style-name="T12">Use eVertices</text:span></text:p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7cm" svg:height="1.604cm" svg:x="17.999cm" svg:y="17.999cm">
          <draw:text-box>
            <text:p><text:span text:style-name="T12">Optimal Case.</text:span></text:p>
          </draw:text-box>
        </draw:frame>
        <draw:custom-shape draw:style-name="gr27" draw:text-style-name="P16" draw:layer="layout" svg:width="1.874cm" svg:height="1.5cm" svg:x="23.025cm" svg:y="14.699cm">
          <text:p text:style-name="P4"><text:span text:style-name="T15">STOP</text:span></text:p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5" draw:text-style-name="P15" draw:layer="layout" svg:width="1cm" svg:height="2.5cm" svg:x="23.499cm" svg:y="11.999cm">
          <text:p text:style-name="P4"><text:span text:style-name="T7">NO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BG - Execution order</text:p>
          </draw:text-box>
        </draw:frame>
        <draw:custom-shape draw:style-name="gr23" draw:text-style-name="P14" draw:layer="layout" svg:width="6.5cm" svg:height="2.5cm" svg:x="1cm" svg:y="2.4cm">
          <text:p text:style-name="P4"><text:span text:style-name="T12">EdbShowerR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4.5cm" svg:height="1.5cm" svg:x="6cm" svg:y="4.4cm">
          <text:p text:style-name="P4"><text:span text:style-name="T12">EdbPVR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cm" svg:height="2.5cm" svg:x="7.499cm" svg:y="7.299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6" draw:layer="layout" svg:width="4.5cm" svg:height="2.7cm" svg:x="12.1cm" svg:y="4.3cm">
          <text:p text:style-name="P4"><text:span text:style-name="T3">Check: Global </text:span></text:p>
          <text:p text:style-name="P4"><text:span text:style-name="T3">Basetrack</text:span></text:p>
          <text:p text:style-name="P4"><text:span text:style-name="T3"><text:s/></text:span><text:span text:style-name="T3">Density</text:span></text:p>
          <text:p text:style-name="P4"><text:span text:style-name="T3">OK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15" draw:layer="layout" svg:width="1cm" svg:height="2.501cm" draw:transform="skewX (0.000349065850398747) rotate (-0.785398163398487) translate (5.93cm 7.113cm)">
          <text:p text:style-name="P4"><text:span text:style-name="T7">YE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6" draw:layer="layout" svg:width="4.5cm" svg:height="2.7cm" svg:x="12.1cm" svg:y="7.9cm">
          <text:p text:style-name="P4"><text:span text:style-name="T3">Check: linked_tracks </text:span></text:p>
          <text:p text:style-name="P4"><text:span text:style-name="T3">in PVR-object?</text:span></text:p>
          <text:p text:style-name="P4"><text:span text:style-name="T14">eTrack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15" draw:layer="layout" svg:width="1cm" svg:height="2.5cm" svg:x="8.199cm" svg:y="11.201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15" draw:layer="layout" svg:width="1cm" svg:height="2.501cm" draw:transform="skewX (0.000349065850398747) rotate (-0.785398163398487) translate (6.63cm 11.014cm)">
          <text:p text:style-name="P4"><text:span text:style-name="T7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6" draw:layer="layout" svg:width="4.5cm" svg:height="2.7cm" svg:x="12.099cm" svg:y="12cm">
          <text:p text:style-name="P4"><text:span text:style-name="T3">Check: vertices in</text:span></text:p>
          <text:p text:style-name="P4"><text:span text:style-name="T3">PVR-object?</text:span></text:p>
          <text:p text:style-name="P4"><text:span text:style-name="T14">eVertice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6014.0413241502 19144.90929285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6" draw:text-style-name="P6" draw:layer="layout" svg:width="4.5cm" svg:height="2.7cm" svg:x="12.1cm" svg:y="7.9cm">
          <text:p text:style-name="P4"><text:span text:style-name="T3">Check: linked_tracks </text:span></text:p>
          <text:p text:style-name="P4"><text:span text:style-name="T3">in PVR-object/file?</text:span></text:p>
          <text:p text:style-name="P4"><text:span text:style-name="T3">For passing sub-</text:span></text:p>
          <text:p text:style-name="P4"><text:span text:style-name="T3">straction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15" draw:layer="layout" svg:width="1cm" svg:height="2.5cm" svg:x="8.199cm" svg:y="14.901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15" draw:layer="layout" svg:width="1cm" svg:height="2.501cm" draw:transform="skewX (0.000349065850398747) rotate (-0.785398163398487) translate (6.63cm 14.715cm)">
          <text:p text:style-name="P4"><text:span text:style-name="T7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1" draw:text-style-name="P12" draw:layer="layout" svg:width="20.5cm" svg:height="3.195cm" svg:x="7cm" svg:y="17.5cm">
          <draw:text-box>
            <text:p><text:span text:style-name="T12">Use: Constant QualityCut</text:span></text:p>
            <text:p><text:span text:style-name="T12">Use: Passing Track Substraction, Double <text:s/>BT substraction.</text:span></text:p>
            <text:p><text:span text:style-name="T12">-------------------------------------------------------------</text:span></text:p>
            <text:p><text:span text:style-name="T12">SET NEW <text:s/>EdbPVRec <text:s/>FOR RECONSTRUCTION</text:span></text:p>
          </draw:text-box>
        </draw:frame>
        <draw:custom-shape draw:style-name="gr30" draw:text-style-name="P14" draw:layer="layout" svg:width="3.5cm" svg:height="1cm" svg:x="0.4cm" svg:y="7.999cm">
          <text:p text:style-name="P4"><text:span text:style-name="T12">Use eAli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3.5cm" svg:height="1cm" svg:x="0.399cm" svg:y="12.199cm">
          <text:p text:style-name="P4"><text:span text:style-name="T12">Use eTracks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3.5cm" svg:height="1cm" svg:x="0.399cm" svg:y="15.499cm">
          <text:p text:style-name="P4"><text:span text:style-name="T12">Use eVertices</text:span></text:p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7cm" svg:height="0.962cm" svg:x="20.899cm" svg:y="15.599cm">
          <draw:text-box>
            <text:p><text:span text:style-name="T12">Optimal Cas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use-footer-name="ftr1" presentation:use-date-time-name="dtd1">
        <office:forms form:automatic-focus="false" form:apply-design-mode="false"/>
        <draw:g>
          <draw:custom-shape draw:style-name="gr32" draw:text-style-name="P17" draw:layer="layout" svg:width="7cm" svg:height="2.546cm" draw:transform="rotate (1.5707963267946) translate (5cm 7.5cm)">
            <text:p text:style-name="P4"><text:span text:style-name="T16">EdbShowerRec</text:span></text:p>
            <draw:enhanced-geometry svg:viewBox="0 0 21600 21600" draw:path-stretchpoint-x="10800" draw:path-stretchpoint-y="10800" draw:text-areas="?f3 ?f4 ?f5 ?f6" draw:type="round-rectangle" draw:modifiers="9335.2882372542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18" draw:layer="layout" svg:width="5.6cm" svg:height="2.036cm" svg:x="8.4cm" svg:y="1.363cm">
            <text:p text:style-name="P4"><text:span text:style-name="T17">Scanned Volume</text:span></text:p>
            <text:p text:style-name="P4"><text:span text:style-name="T17">(EdbPVRec)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18" draw:layer="layout" svg:width="4.6cm" svg:height="1.672cm" svg:x="8.9cm" svg:y="6.628cm">
            <text:p text:style-name="P4"><text:span text:style-name="T17">Tracks</text:span></text:p>
            <text:p text:style-name="P4"><text:span text:style-name="T17">(eTracks)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18" draw:layer="layout" svg:width="5.225cm" svg:height="1.9cm" svg:x="8.588cm" svg:y="11.6cm">
            <text:p text:style-name="P4"><text:span text:style-name="T17">Vertices</text:span></text:p>
            <text:p text:style-name="P4"><text:span text:style-name="T17">(eVertices)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line draw:style-name="gr33" draw:text-style-name="P4" draw:layer="layout" svg:x1="11.2cm" svg:y1="3.9cm" svg:x2="11.2cm" svg:y2="5.9cm">
                <text:p text:style-name="P4"/>
                <text:p text:style-name="P4"/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</draw:line>
              <draw:frame draw:style-name="gr14" draw:text-style-name="P19" draw:layer="layout" svg:width="2.401cm" svg:height="0.962cm" svg:x="9.5cm" svg:y="4.4cm">
                <draw:text-box>
                  <text:p><text:span text:style-name="T18">YES</text:span></text:p>
                </draw:text-box>
              </draw:frame>
            </draw:g>
            <draw:g>
              <draw:frame draw:style-name="gr14" draw:text-style-name="P19" draw:layer="layout" svg:width="2.5cm" svg:height="0.962cm" svg:x="14.8cm" svg:y="1.4cm">
                <draw:text-box>
                  <text:p><text:span text:style-name="T18">NO</text:span></text:p>
                </draw:text-box>
              </draw:frame>
              <draw:line draw:style-name="gr33" draw:text-style-name="P4" draw:layer="layout" svg:x1="14.5cm" svg:y1="2.4cm" svg:x2="16.5cm" svg:y2="2.4cm">
                <text:p text:style-name="P4"/>
                <text:p text:style-name="P4"/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</draw:line>
            </draw:g>
          </draw:g>
          <draw:custom-shape draw:style-name="gr34" draw:text-style-name="P20" draw:layer="layout" svg:width="5.6cm" svg:height="2.036cm" svg:x="17.1cm" svg:y="1.363cm">
            <text:p><text:span text:style-name="T19">Exit shower </text:span></text:p>
            <text:p><text:span text:style-name="T19">reconstruction</text:span></text:p>
  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line draw:style-name="gr33" draw:text-style-name="P4" draw:layer="layout" svg:x1="11.2cm" svg:y1="8.9cm" svg:x2="11.2cm" svg:y2="10.9cm">
                <text:p text:style-name="P4"/>
                <text:p text:style-name="P4"/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</draw:line>
              <draw:frame draw:style-name="gr14" draw:text-style-name="P19" draw:layer="layout" svg:width="2.401cm" svg:height="0.962cm" svg:x="9.5cm" svg:y="9.4cm">
                <draw:text-box>
                  <text:p><text:span text:style-name="T18">YES</text:span></text:p>
                </draw:text-box>
              </draw:frame>
            </draw:g>
            <draw:g>
              <draw:frame draw:style-name="gr14" draw:text-style-name="P19" draw:layer="layout" svg:width="2.5cm" svg:height="0.962cm" svg:x="14.8cm" svg:y="6.4cm">
                <draw:text-box>
                  <text:p><text:span text:style-name="T18">NO</text:span></text:p>
                </draw:text-box>
              </draw:frame>
              <draw:line draw:style-name="gr33" draw:text-style-name="P4" draw:layer="layout" svg:x1="14.5cm" svg:y1="7.4cm" svg:x2="16.5cm" svg:y2="7.4cm">
                <text:p text:style-name="P4"/>
                <text:p text:style-name="P4"/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</draw:line>
            </draw:g>
          </draw:g>
          <draw:g>
            <draw:g>
              <draw:line draw:style-name="gr33" draw:text-style-name="P4" draw:layer="layout" svg:x1="11.2cm" svg:y1="14.2cm" svg:x2="11.2cm" svg:y2="16.2cm">
                <text:p text:style-name="P4"/>
                <text:p text:style-name="P4"/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</draw:line>
              <draw:frame draw:style-name="gr14" draw:text-style-name="P19" draw:layer="layout" svg:width="2.401cm" svg:height="0.962cm" svg:x="9.5cm" svg:y="14.7cm">
                <draw:text-box>
                  <text:p><text:span text:style-name="T18">YES</text:span></text:p>
                </draw:text-box>
              </draw:frame>
            </draw:g>
            <draw:g>
              <draw:frame draw:style-name="gr14" draw:text-style-name="P19" draw:layer="layout" svg:width="2.5cm" svg:height="0.962cm" svg:x="14.8cm" svg:y="11.7cm">
                <draw:text-box>
                  <text:p><text:span text:style-name="T18">NO</text:span></text:p>
                </draw:text-box>
              </draw:frame>
              <draw:line draw:style-name="gr33" draw:text-style-name="P4" draw:layer="layout" svg:x1="14.5cm" svg:y1="12.7cm" svg:x2="16.5cm" svg:y2="12.7cm">
                <text:p text:style-name="P4"/>
                <text:p text:style-name="P4"/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</draw:line>
            </draw:g>
          </draw:g>
          <draw:custom-shape draw:style-name="gr34" draw:text-style-name="P20" draw:layer="layout" svg:width="5.6cm" svg:height="2.036cm" svg:x="17.1cm" svg:y="6.363cm">
            <text:p><text:span text:style-name="T19">Use all segments of </text:span></text:p>
            <text:p><text:span text:style-name="T19">the volume</text:span></text:p>
  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20" draw:layer="layout" svg:width="5.6cm" svg:height="2.036cm" svg:x="17.1cm" svg:y="11.663cm">
            <text:p><text:span text:style-name="T19">Use first segment</text:span></text:p>
            <text:p><text:span text:style-name="T19">of the tracks</text:span></text:p>
  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line draw:style-name="gr33" draw:text-style-name="P4" draw:layer="layout" svg:x1="11.2cm" svg:y1="14.2cm" svg:x2="11.2cm" svg:y2="16.2cm">
                <text:p text:style-name="P4"/>
                <text:p text:style-name="P4"/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</draw:line>
              <draw:frame draw:style-name="gr14" draw:text-style-name="P19" draw:layer="layout" svg:width="2.401cm" svg:height="0.962cm" svg:x="9.5cm" svg:y="14.7cm">
                <draw:text-box>
                  <text:p><text:span text:style-name="T18">YES</text:span></text:p>
                </draw:text-box>
              </draw:frame>
            </draw:g>
            <draw:g>
              <draw:frame draw:style-name="gr14" draw:text-style-name="P19" draw:layer="layout" svg:width="2.5cm" svg:height="0.962cm" svg:x="14.8cm" svg:y="11.7cm">
                <draw:text-box>
                  <text:p><text:span text:style-name="T18">NO</text:span></text:p>
                </draw:text-box>
              </draw:frame>
              <draw:line draw:style-name="gr33" draw:text-style-name="P4" draw:layer="layout" svg:x1="14.5cm" svg:y1="12.7cm" svg:x2="16.5cm" svg:y2="12.7cm">
                <text:p text:style-name="P4"/>
                <text:p text:style-name="P4"/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</draw:line>
            </draw:g>
          </draw:g>
          <draw:custom-shape draw:style-name="gr34" draw:text-style-name="P20" draw:layer="layout" svg:width="5.6cm" svg:height="2.036cm" svg:x="17.1cm" svg:y="16.363cm">
            <text:p><text:span text:style-name="T19">Use segments with </text:span></text:p>
            <text:p><text:span text:style-name="T19">IP&lt;250 </text:span><text:span text:style-name="T20">m</text:span><text:span text:style-name="T19">m to vertex</text:span></text:p>
  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14" draw:text-style-name="P19" draw:layer="layout" svg:width="2.5cm" svg:height="0.962cm" svg:x="13.4cm" svg:y="16.401cm">
              <draw:text-box>
                <text:p><text:span text:style-name="T18">YES</text:span></text:p>
              </draw:text-box>
            </draw:frame>
            <draw:line draw:style-name="gr33" draw:text-style-name="P4" draw:layer="layout" svg:x1="12cm" svg:y1="17.401cm" svg:x2="15.1cm" svg:y2="17.401cm">
              <text:p text:style-name="P4"/>
              <text:p text:style-name="P4"/>
              <text:p><text:span text:style-name="T10"/></text:p>
              <text:p><text:span text:style-name="T10"/></text:p>
              <text:p><text:span text:style-name="T10"/></text:p>
              <text:p><text:span text:style-name="T10"/></text:p>
            </draw:line>
          </draw:g>
        </draw:g>
        <draw:frame draw:style-name="gr35" draw:layer="layout" svg:width="8.5cm" svg:height="2.584cm" svg:x="0.5cm" svg:y="15.916cm">
          <draw:text-box>
            <text:p>How the Initiator Basetracks are selected.</text:p>
            <text:p>Default Configuration.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use-footer-name="ftr1" presentation:use-date-time-name="dtd1">
        <office:forms form:automatic-focus="false" form:apply-design-mode="false"/>
        <draw:custom-shape draw:style-name="gr32" draw:text-style-name="P17" draw:layer="layout" svg:width="7cm" svg:height="2.546cm" draw:transform="rotate (1.5707963267946) translate (5cm 7.5cm)">
          <text:p text:style-name="P4"><text:span text:style-name="T16">Scanned Volume</text:span></text:p>
          <text:p text:style-name="P4"><text:span text:style-name="T16">(EdbPVRec)</text:span></text:p>
          <draw:enhanced-geometry svg:viewBox="0 0 21600 21600" draw:path-stretchpoint-x="10800" draw:path-stretchpoint-y="10800" draw:text-areas="?f3 ?f4 ?f5 ?f6" draw:type="round-rectangle" draw:modifiers="9335.28823725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8" draw:layer="layout" svg:width="5.6cm" svg:height="2.036cm" svg:x="8.4cm" svg:y="1.363cm">
          <text:p><text:span text:style-name="T19">Global basetrack</text:span></text:p>
          <text:p><text:span text:style-name="T19">density ok?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8" draw:layer="layout" svg:width="4.6cm" svg:height="1.672cm" svg:x="8.9cm" svg:y="6.628cm">
          <text:p><text:span text:style-name="T19">Linked tracks </text:span></text:p>
          <text:p><text:span text:style-name="T19">exist?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line draw:style-name="gr33" draw:text-style-name="P4" draw:layer="layout" svg:x1="11.2cm" svg:y1="3.9cm" svg:x2="11.2cm" svg:y2="5.9cm">
              <text:p text:style-name="P4"/>
              <text:p text:style-name="P4"/>
              <text:p><text:span text:style-name="T10"/></text:p>
              <text:p><text:span text:style-name="T10"/></text:p>
              <text:p><text:span text:style-name="T10"/></text:p>
              <text:p><text:span text:style-name="T10"/></text:p>
            </draw:line>
            <draw:frame draw:style-name="gr14" draw:text-style-name="P19" draw:layer="layout" svg:width="2.401cm" svg:height="0.962cm" svg:x="9.5cm" svg:y="4.4cm">
              <draw:text-box>
                <text:p><text:span text:style-name="T18">NO</text:span></text:p>
              </draw:text-box>
            </draw:frame>
          </draw:g>
          <draw:g>
            <draw:frame draw:style-name="gr14" draw:text-style-name="P19" draw:layer="layout" svg:width="2.5cm" svg:height="0.962cm" svg:x="14.8cm" svg:y="1.4cm">
              <draw:text-box>
                <text:p><text:span text:style-name="T18">YES</text:span></text:p>
              </draw:text-box>
            </draw:frame>
            <draw:line draw:style-name="gr33" draw:text-style-name="P4" draw:layer="layout" svg:x1="14.5cm" svg:y1="2.4cm" svg:x2="16.5cm" svg:y2="2.4cm">
              <text:p text:style-name="P4"/>
              <text:p text:style-name="P4"/>
              <text:p><text:span text:style-name="T10"/></text:p>
              <text:p><text:span text:style-name="T10"/></text:p>
              <text:p><text:span text:style-name="T10"/></text:p>
              <text:p><text:span text:style-name="T10"/></text:p>
            </draw:line>
          </draw:g>
        </draw:g>
        <draw:custom-shape draw:style-name="gr34" draw:text-style-name="P20" draw:layer="layout" svg:width="5.6cm" svg:height="2.036cm" svg:x="17.1cm" svg:y="1.363cm">
          <text:p><text:span text:style-name="T19">Do nothing. Use </text:span></text:p>
          <text:p><text:span text:style-name="T19">unchanged volume.</text:span></text:p>
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line draw:style-name="gr33" draw:text-style-name="P4" draw:layer="layout" svg:x1="11.2cm" svg:y1="8.9cm" svg:x2="11.2cm" svg:y2="10.9cm">
              <text:p text:style-name="P4"/>
              <text:p text:style-name="P4"/>
              <text:p><text:span text:style-name="T10"/></text:p>
              <text:p><text:span text:style-name="T10"/></text:p>
              <text:p><text:span text:style-name="T10"/></text:p>
              <text:p><text:span text:style-name="T10"/></text:p>
            </draw:line>
            <draw:frame draw:style-name="gr14" draw:text-style-name="P19" draw:layer="layout" svg:width="2.401cm" svg:height="0.962cm" svg:x="9.5cm" svg:y="9.4cm">
              <draw:text-box>
                <text:p><text:span text:style-name="T18">NO</text:span></text:p>
              </draw:text-box>
            </draw:frame>
          </draw:g>
          <draw:g>
            <draw:frame draw:style-name="gr14" draw:text-style-name="P19" draw:layer="layout" svg:width="2.5cm" svg:height="0.962cm" svg:x="14.8cm" svg:y="6.4cm">
              <draw:text-box>
                <text:p><text:span text:style-name="T18">YES</text:span></text:p>
              </draw:text-box>
            </draw:frame>
            <draw:line draw:style-name="gr33" draw:text-style-name="P4" draw:layer="layout" svg:x1="14.5cm" svg:y1="7.4cm" svg:x2="16.5cm" svg:y2="7.4cm">
              <text:p text:style-name="P4"/>
              <text:p text:style-name="P4"/>
              <text:p><text:span text:style-name="T10"/></text:p>
              <text:p><text:span text:style-name="T10"/></text:p>
              <text:p><text:span text:style-name="T10"/></text:p>
              <text:p><text:span text:style-name="T10"/></text:p>
            </draw:line>
          </draw:g>
        </draw:g>
        <draw:custom-shape draw:style-name="gr34" draw:text-style-name="P20" draw:layer="layout" svg:width="5.6cm" svg:height="2.036cm" svg:x="17.1cm" svg:y="6.363cm">
          <text:p><text:span text:style-name="T19">Add passing track </text:span></text:p>
          <text:p><text:span text:style-name="T19">substraction.</text:span></text:p>
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12" draw:layer="layout" svg:width="8.5cm" svg:height="2.584cm" svg:x="0.5cm" svg:y="15.416cm">
          <draw:text-box>
            <text:p><text:span text:style-name="T12">How the background cleaning is done.</text:span></text:p>
            <text:p><text:span text:style-name="T12">Default Configuration.</text:span></text:p>
          </draw:text-box>
        </draw:frame>
        <draw:custom-shape draw:style-name="gr34" draw:text-style-name="P20" draw:layer="layout" svg:width="5.6cm" svg:height="2.036cm" svg:x="8.4cm" svg:y="11.663cm">
          <text:p><text:span text:style-name="T19">Execute constant </text:span></text:p>
          <text:p><text:span text:style-name="T19">density method.</text:span></text:p>
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0" draw:layer="layout" svg:width="5.6cm" svg:height="2.036cm" svg:x="17.1cm" svg:y="11.663cm">
          <text:p><text:span text:style-name="T19">Execute constant </text:span></text:p>
          <text:p><text:span text:style-name="T19">quality method.</text:span></text:p>
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33" draw:text-style-name="P4" draw:layer="layout" svg:x1="19.801cm" svg:y1="8.9cm" svg:x2="19.801cm" svg:y2="10.9cm">
            <text:p text:style-name="P4"/>
            <text:p text:style-name="P4"/>
            <text:p><text:span text:style-name="T10"/></text:p>
            <text:p><text:span text:style-name="T10"/></text:p>
            <text:p><text:span text:style-name="T10"/></text:p>
            <text:p><text:span text:style-name="T10"/></text:p>
          </draw:line>
        </draw:g>
        <draw:custom-shape draw:style-name="gr32" draw:text-style-name="P17" draw:layer="layout" svg:width="7cm" svg:height="2.546cm" svg:x="12cm" svg:y="14.954cm">
          <text:p text:style-name="P4"><text:span text:style-name="T16">Cleaned Volume</text:span></text:p>
          <text:p text:style-name="P4"><text:span text:style-name="T16">(EdbPVRec)</text:span></text:p>
          <draw:enhanced-geometry svg:viewBox="0 0 21600 21600" draw:path-stretchpoint-x="10800" draw:path-stretchpoint-y="10800" draw:text-areas="?f3 ?f4 ?f5 ?f6" draw:type="round-rectangle" draw:modifiers="9335.28823725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rectangles3" xlink:href="Pictures/1000000000000320000002581B42268A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3.723cm" svg:height="4.965cm" svg:x="3.421cm" svg:y="2.05cm" draw:page-number="1"/>
      <draw:page-thumbnail draw:layer="backgroundobjects" svg:width="3.723cm" svg:height="4.965cm" svg:x="3.421cm" svg:y="8.016cm"/>
      <draw:page-thumbnail draw:layer="backgroundobjects" svg:width="3.723cm" svg:height="4.965cm" svg:x="3.421cm" svg:y="13.982cm"/>
      <draw:page-thumbnail draw:layer="backgroundobjects" svg:width="3.723cm" svg:height="4.965cm" svg:x="12.987cm" svg:y="2.05cm"/>
      <draw:page-thumbnail draw:layer="backgroundobjects" svg:width="3.723cm" svg:height="4.965cm" svg:x="12.987cm" svg:y="8.016cm"/>
      <draw:page-thumbnail draw:layer="backgroundobjects" svg:width="3.723cm" svg:height="4.965cm" svg:x="12.987cm" svg:y="13.982cm"/>
      <draw:page-thumbnail draw:layer="backgroundobjects" svg:width="3.723cm" svg:height="4.965cm" svg:x="22.553cm" svg:y="2.05cm"/>
      <draw:page-thumbnail draw:layer="backgroundobjects" svg:width="3.723cm" svg:height="4.965cm" svg:x="22.553cm" svg:y="8.016cm"/>
      <draw:page-thumbnail draw:layer="backgroundobjects" svg:width="3.723cm" svg:height="4.965cm" svg:x="22.553cm" svg:y="13.982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0.999cm" svg:y="0.836cm" presentation:class="title" presentation:placeholder="true">
        <draw:text-box/>
      </draw:frame>
      <draw:frame presentation:style-name="lyt-roundedrect-outline1" draw:layer="backgroundobjects" svg:width="22.6cm" svg:height="13.86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7.875cm" svg:y="19.13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399cm" svg:y="0.836cm" presentation:class="title" presentation:placeholder="true">
        <draw:text-box/>
      </draw:frame>
      <draw:frame presentation:style-name="Standard-outline1" draw:layer="backgroundobjects" svg:width="25.199cm" svg:height="13.86cm" svg:x="1.399cm" svg:y="4.913cm" presentation:class="outline" presentation:placeholder="true">
        <draw:text-box/>
      </draw:frame>
      <draw:frame presentation:style-name="Mpr4" draw:text-style-name="MP4" draw:layer="backgroundobjects" svg:width="6.523cm" svg:height="1.448cm" svg:x="1.399cm" svg:y="19.13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5cm" svg:y="19.13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dc:title>Abgerundete Rechtecke</dc:title>
    <dc:description>Präsentationshintergrund Vorlage</dc:description>
    <meta:creation-date>2010-11-26T09:40:51</meta:creation-date>
    <dc:language>de-DE</dc:language>
    <meta:editing-cycles>57</meta:editing-cycles>
    <meta:editing-duration>PT25H41M08S</meta:editing-duration>
    <dc:date>2011-08-08T09:10:40</dc:date>
    <dc:creator>fwm </dc:creator>
    <meta:document-statistic meta:object-count="347"/>
    <meta:user-defined meta:name="Info 1"/>
    <meta:user-defined meta:name="Info 2"/>
    <meta:user-defined meta:name="Info 3"/>
    <meta:user-defined meta:name="Info 4"/>
    <meta:template xlink:type="simple" xlink:actuate="onRequest" xlink:title="Abgerundete Rechtecke" xlink:href="../../libShowerMANUAL.odp" meta:date="2010-11-26T09:40:51"/>
  </office:meta>
</office:document-meta>
</file>